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rsid="1dc0687d" officeooo:paragraph-rsid="1dc0687d"/>
    </style:style>
    <style:style style:name="P2" style:family="paragraph" style:parent-style-name="Text_20_body">
      <style:text-properties officeooo:rsid="1dc0687d" officeooo:paragraph-rsid="1dc0687d"/>
    </style:style>
    <style:style style:name="P3" style:family="paragraph" style:parent-style-name="Text_20_body">
      <style:text-properties officeooo:rsid="1dc23459" officeooo:paragraph-rsid="1dc23459"/>
    </style:style>
    <style:style style:name="P4" style:family="paragraph" style:parent-style-name="Text_20_body">
      <style:text-properties officeooo:rsid="1dc42c09" officeooo:paragraph-rsid="1dc42c09"/>
    </style:style>
    <style:style style:name="P5" style:family="paragraph" style:parent-style-name="Text_20_body">
      <style:text-properties officeooo:rsid="1dc5429d" officeooo:paragraph-rsid="1dc5429d"/>
    </style:style>
    <style:style style:name="T1" style:family="text">
      <style:text-properties fo:language="cs" fo:country="CZ"/>
    </style:style>
    <style:style style:name="T2" style:family="text">
      <style:text-properties officeooo:rsid="1dc42c09"/>
    </style:style>
    <style:style style:name="T3" style:family="text">
      <style:text-properties officeooo:rsid="1dc4c292"/>
    </style:style>
    <style:style style:name="T4" style:family="text">
      <style:text-properties officeooo:rsid="1dc542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raci</text:h>
      <text:p text:style-name="P5">Draci jsou divocí, neinteligentní. Lidí se straní, žijí v odlehlých oblastech.</text:p>
      <text:h text:style-name="Heading_20_2" text:outline-level="2">IDEA: Výcvik dračích jezdců</text:h>
      <text:p text:style-name="P2">Někde daleko na severu je kmen, který zná tajemství jízdy na dracích.</text:p>
      <text:p text:style-name="P2">Draci jsou jako divocí mustangové – nedomestikovatelní, ale když si vyberou svého jezdce, dovolí mu na nich jezdit.</text:p>
      <text:p text:style-name="P2">N<text:span text:style-name="T1">ějaký aristokrat vyslal své syny, ať mu přivedou draky. Jeden z nich by na to mohl jít chytře a stát se jezdcem (ostatní se budou snažit přitáhnout draky v řetězech, což samozřejmě k ničemu nebude).</text:span></text:p>
      <text:p text:style-name="P3"><text:span text:style-name="T1">Jeden drak toho zas tak moc nezmění (nebude to atomovka jako v GoT), ale bude to rozhodně mocný symbol.</text:span></text:p>
      <text:h text:style-name="Heading_20_2" text:outline-level="2">IDEA: <text:span text:style-name="T2">Dávné</text:span> dračí císařství</text:h>
      <text:p text:style-name="P4">Ve staré říši uměli na dracích jezdit a používali je v boji (ne jako v GoT, spíš jako ekvivalent válečných slonů).</text:p>
      <text:p text:style-name="P4">To tajemství je už dnes zapomenuto, ale někdo by ho mohl chtít obnovit <text:span text:style-name="T3">(souvislost s předchozím nápadem?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2:05:15.586000000</dc:date>
    <meta:print-date>2113-01-01T00:00:00</meta:print-date>
    <meta:editing-cycles>12459</meta:editing-cycles>
    <meta:editing-duration>P37DT9H51M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" meta:paragraph-count="11" meta:word-count="142" meta:character-count="844" meta:non-whitespace-character-count="712"/>
  </office:meta>
</office:document-meta>
</file>